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/>
          <table:table-cell office:value-type="string">
            <text:p>TODO: Patrols check for contraband</text:p>
          </table:table-cell>
          <table:table-cell table:number-columns-repeated="7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/>
          <table:table-cell office:value-type="string">
            <text:p>Orin Fed can convert anyone else's food into theirs</text:p>
          </table:table-cell>
          <table:table-cell table:number-columns-repeated="7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100">
            <text:p>10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Wolves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Human Organs</text:p>
          </table:table-cell>
          <table:table-cell office:value-type="float" office:value="25000">
            <text:p>25000</text:p>
          </table:table-cell>
          <table:table-cell office:value-type="float" office:value="500000">
            <text:p>500000</text:p>
          </table:table-cell>
          <table:table-cell office:value-type="float" office:value="40">
            <text:p>40</text:p>
          </table:table-cell>
          <table:table-cell table:style-name="ce11" office:value-type="string" table:number-columns-spanned="4" table:number-rows-spanned="1">
            <text:p>Wolf Den (Livestock and Consumer Good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 table:number-rows-repeated="104846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 style:data-style-name="N2" text:time-value="0000-00-00T04:19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3T04:35:09</dc:date>
    <meta:editing-duration>PT8H1M52S</meta:editing-duration>
    <meta:editing-cycles>144</meta:editing-cycles>
    <meta:generator>LibreOffice/3.6$Linux_X86_64 LibreOffice_project/360m1$Build-2</meta:generator>
    <meta:document-statistic meta:table-count="1" meta:cell-count="282" meta:object-count="0"/>
  </office:meta>
</office:document-meta>
</file>